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arge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arget.LinkTarget( Document doc , int revisio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arget.LinkTarge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arget.Link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kTarget.isRevision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arget.ge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arget.getRevision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